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Kullanıcıdan 1994 ile 1999 arasında bir yıl girdisi yaptıran ve for döngüleri kullanılarak ilgili yılın takvimini ekrana yazdıran program.</text:p>
      <text:p text:style-name="Standard"><text:tab/></text:p>
      <text:p text:style-name="Standard"><text:s text:c="4"/>int y,i,a=1;</text:p>
      <text:p text:style-name="Standard"><text:s text:c="4"/>printf("1994-1999 araligindan bir yil giriniz : ");</text:p>
      <text:p text:style-name="Standard"><text:s text:c="4"/>scanf("%d",&amp;y);</text:p>
      <text:p text:style-name="Standard"><text:s text:c="4"/>printf("\n %d yilina ait takvim :\n\n",y);</text:p>
      <text:p text:style-name="Standard"><text:s text:c="4"/></text:p>
      <text:p text:style-name="Standard"><text:s text:c="4"/>for(i=1;i&lt;=12;i++){</text:p>
      <text:p text:style-name="Standard"><text:s text:c="8"/>if (i==1){</text:p>
      <text:p text:style-name="Standard"><text:s text:c="12"/>printf(" ---OCAK---\n");</text:p>
      <text:p text:style-name="Standard"><text:s text:c="8"/>}</text:p>
      <text:p text:style-name="Standard"><text:s text:c="8"/>if (i==2){</text:p>
      <text:p text:style-name="Standard"><text:s text:c="12"/>printf(" ---SUBAT---\n");</text:p>
      <text:p text:style-name="Standard"><text:s text:c="8"/>}</text:p>
      <text:p text:style-name="Standard"><text:s text:c="8"/>if (i==3){</text:p>
      <text:p text:style-name="Standard"><text:s text:c="12"/>printf(" ---MART---\n");</text:p>
      <text:p text:style-name="Standard"><text:s text:c="8"/>}</text:p>
      <text:p text:style-name="Standard"><text:s text:c="8"/>if (i==4){</text:p>
      <text:p text:style-name="Standard"><text:s text:c="12"/>printf(" ---NISAN---\n");</text:p>
      <text:p text:style-name="Standard"><text:s text:c="8"/>}</text:p>
      <text:p text:style-name="Standard"><text:s text:c="8"/>if (i==5){</text:p>
      <text:p text:style-name="Standard"><text:s text:c="12"/>printf(" ---MAYIS---\n");</text:p>
      <text:p text:style-name="Standard"><text:s text:c="8"/>}</text:p>
      <text:p text:style-name="Standard"><text:s text:c="8"/>if (i==6){</text:p>
      <text:p text:style-name="Standard"><text:s text:c="12"/>printf(" ---HAZIRAN---\n");</text:p>
      <text:p text:style-name="Standard"><text:s text:c="8"/>}</text:p>
      <text:p text:style-name="Standard"><text:s text:c="8"/>if (i==7){</text:p>
      <text:p text:style-name="Standard"><text:s text:c="12"/>printf(" ---TEMMUZ---\n");</text:p>
      <text:p text:style-name="Standard"><text:s text:c="8"/>}</text:p>
      <text:p text:style-name="Standard"><text:s text:c="8"/>if (i==8){</text:p>
      <text:p text:style-name="Standard"><text:s text:c="12"/>printf(" ---AGUSTOS---\n");</text:p>
      <text:p text:style-name="Standard"><text:s text:c="8"/>}</text:p>
      <text:p text:style-name="Standard"><text:s text:c="8"/>if (i==9){</text:p>
      <text:p text:style-name="Standard"><text:s text:c="12"/>printf(" ---EYLUL---\n");</text:p>
      <text:p text:style-name="Standard"><text:s text:c="8"/>}</text:p>
      <text:p text:style-name="Standard"><text:s text:c="8"/>if (i==10){</text:p>
      <text:p text:style-name="Standard"><text:s text:c="12"/>printf(" ---EKIM---\n");</text:p>
      <text:p text:style-name="Standard"><text:s text:c="8"/>}</text:p>
      <text:p text:style-name="Standard"><text:s text:c="8"/>if (i==11){</text:p>
      <text:p text:style-name="Standard"><text:s text:c="12"/>printf(" ---KASIM---\n");</text:p>
      <text:p text:style-name="Standard"><text:s text:c="8"/>}</text:p>
      <text:p text:style-name="Standard"><text:s text:c="8"/>if (i==12){</text:p>
      <text:p text:style-name="Standard"><text:s text:c="12"/>printf(" ---ARALIK---\n");</text:p>
      <text:p text:style-name="Standard"><text:s text:c="8"/>}</text:p>
      <text:p text:style-name="Standard"><text:s text:c="8"/>if(i==1||i==3||i==5||i==7||i==8||i==10||i==12){</text:p>
      <text:p text:style-name="Standard"><text:soft-page-break/><text:s text:c="12"/>do{</text:p>
      <text:p text:style-name="Standard"><text:s text:c="16"/>printf(" %d",a);</text:p>
      <text:p text:style-name="Standard"><text:s text:c="16"/>if(a==7){</text:p>
      <text:p text:style-name="Standard"><text:s text:c="20"/>printf("\n");</text:p>
      <text:p text:style-name="Standard"><text:s text:c="16"/>}</text:p>
      <text:p text:style-name="Standard"><text:s text:c="16"/>if(a==14){</text:p>
      <text:p text:style-name="Standard"><text:s text:c="20"/>printf("\n");</text:p>
      <text:p text:style-name="Standard"><text:s text:c="16"/>}</text:p>
      <text:p text:style-name="Standard"><text:s text:c="16"/>if(a==21){</text:p>
      <text:p text:style-name="Standard"><text:s text:c="20"/>printf("\n");</text:p>
      <text:p text:style-name="Standard"><text:s text:c="16"/>}</text:p>
      <text:p text:style-name="Standard"><text:s text:c="16"/>if(a==28){</text:p>
      <text:p text:style-name="Standard"><text:s text:c="20"/>printf("\n");</text:p>
      <text:p text:style-name="Standard"><text:s text:c="16"/>}</text:p>
      <text:p text:style-name="Standard"><text:s text:c="16"/>if(a==31){</text:p>
      <text:p text:style-name="Standard"><text:s text:c="20"/>printf("\n\n");</text:p>
      <text:p text:style-name="Standard"><text:s text:c="16"/>}</text:p>
      <text:p text:style-name="Standard"><text:s text:c="16"/>a++;</text:p>
      <text:p text:style-name="Standard"><text:s text:c="12"/>}while(a &lt;= 31);</text:p>
      <text:p text:style-name="Standard"><text:s text:c="12"/>a=a-31;</text:p>
      <text:p text:style-name="Standard"><text:s text:c="8"/>}</text:p>
      <text:p text:style-name="Standard"><text:s text:c="8"/>if(y==1996){</text:p>
      <text:p text:style-name="Standard"><text:s text:c="12"/>if(i==2){</text:p>
      <text:p text:style-name="Standard"><text:s text:c="16"/>do{</text:p>
      <text:p text:style-name="Standard"><text:s text:c="20"/>printf(" %d",a);</text:p>
      <text:p text:style-name="Standard"><text:s text:c="20"/>if(a==7){</text:p>
      <text:p text:style-name="Standard"><text:s text:c="28"/>printf("\n");</text:p>
      <text:p text:style-name="Standard"><text:s text:c="20"/>}</text:p>
      <text:p text:style-name="Standard"><text:s text:c="20"/>if(a==14){</text:p>
      <text:p text:style-name="Standard"><text:s text:c="28"/>printf("\n");</text:p>
      <text:p text:style-name="Standard"><text:s text:c="20"/>}</text:p>
      <text:p text:style-name="Standard"><text:s text:c="20"/>if(a==21){</text:p>
      <text:p text:style-name="Standard"><text:s text:c="28"/>printf("\n");</text:p>
      <text:p text:style-name="Standard"><text:s text:c="20"/>}</text:p>
      <text:p text:style-name="Standard"><text:s text:c="20"/>if(a==28){</text:p>
      <text:p text:style-name="Standard"><text:s text:c="28"/>printf("\n");</text:p>
      <text:p text:style-name="Standard"><text:s text:c="20"/>}</text:p>
      <text:p text:style-name="Standard"><text:s text:c="20"/>if(a==29){</text:p>
      <text:p text:style-name="Standard"><text:s text:c="28"/>printf("\n\n");</text:p>
      <text:p text:style-name="Standard"><text:s text:c="20"/>}</text:p>
      <text:p text:style-name="Standard"><text:s text:c="20"/>a++;</text:p>
      <text:p text:style-name="Standard"><text:s text:c="16"/>}while(a &lt;= 29);</text:p>
      <text:p text:style-name="Standard"><text:s text:c="16"/>a=a-29;</text:p>
      <text:p text:style-name="Standard"><text:s text:c="12"/>} </text:p>
      <text:p text:style-name="Standard"><text:s text:c="8"/>}</text:p>
      <text:p text:style-name="Standard"><text:s text:c="8"/>else{</text:p>
      <text:p text:style-name="Standard"><text:s text:c="12"/>if(i==2){</text:p>
      <text:p text:style-name="Standard"><text:s text:c="16"/>do{</text:p>
      <text:p text:style-name="Standard"><text:s text:c="20"/>printf(" %d",a);</text:p>
      <text:p text:style-name="Standard"><text:s text:c="20"/>if(a==7){</text:p>
      <text:p text:style-name="Standard"><text:s text:c="28"/>printf("\n");</text:p>
      <text:p text:style-name="Standard"><text:s text:c="20"/>}</text:p>
      <text:p text:style-name="Standard"><text:soft-page-break/><text:s text:c="20"/>if(a==14){</text:p>
      <text:p text:style-name="Standard"><text:s text:c="28"/>printf("\n");</text:p>
      <text:p text:style-name="Standard"><text:s text:c="20"/>}</text:p>
      <text:p text:style-name="Standard"><text:s text:c="20"/>if(a==21){</text:p>
      <text:p text:style-name="Standard"><text:s text:c="28"/>printf("\n");</text:p>
      <text:p text:style-name="Standard"><text:s text:c="20"/>}</text:p>
      <text:p text:style-name="Standard"><text:s text:c="20"/>if(a==28){</text:p>
      <text:p text:style-name="Standard"><text:s text:c="28"/>printf("\n\n");</text:p>
      <text:p text:style-name="Standard"><text:s text:c="20"/>}</text:p>
      <text:p text:style-name="Standard"><text:s text:c="20"/>a++;</text:p>
      <text:p text:style-name="Standard"><text:s text:c="16"/>}while(a &lt;= 28);</text:p>
      <text:p text:style-name="Standard"><text:s text:c="16"/>a=a-28;</text:p>
      <text:p text:style-name="Standard"><text:s text:c="12"/>} <text:s text:c="2"/></text:p>
      <text:p text:style-name="Standard"><text:s text:c="8"/>}</text:p>
      <text:p text:style-name="Standard"><text:s text:c="8"/>if(i==4||i==6||i==9||i==11){</text:p>
      <text:p text:style-name="Standard"><text:s text:c="12"/>do{</text:p>
      <text:p text:style-name="Standard"><text:s text:c="16"/>printf(" %d",a);</text:p>
      <text:p text:style-name="Standard"><text:s text:c="16"/>if(a==7){</text:p>
      <text:p text:style-name="Standard"><text:s text:c="20"/>printf("\n");</text:p>
      <text:p text:style-name="Standard"><text:s text:c="16"/>} <text:s text:c="2"/></text:p>
      <text:p text:style-name="Standard"><text:s text:c="16"/>if(a==14){</text:p>
      <text:p text:style-name="Standard"><text:s text:c="20"/>printf("\n");</text:p>
      <text:p text:style-name="Standard"><text:s text:c="16"/>}</text:p>
      <text:p text:style-name="Standard"><text:s text:c="16"/>if(a==21){</text:p>
      <text:p text:style-name="Standard"><text:s text:c="20"/>printf("\n");</text:p>
      <text:p text:style-name="Standard"><text:s text:c="16"/>}</text:p>
      <text:p text:style-name="Standard"><text:s text:c="16"/>if(a==28){</text:p>
      <text:p text:style-name="Standard"><text:s text:c="20"/>printf("\n");</text:p>
      <text:p text:style-name="Standard"><text:s text:c="16"/>}</text:p>
      <text:p text:style-name="Standard"><text:s text:c="16"/>if(a==30){</text:p>
      <text:p text:style-name="Standard"><text:s text:c="20"/>printf("\n\n");</text:p>
      <text:p text:style-name="Standard"><text:s text:c="16"/>}</text:p>
      <text:p text:style-name="Standard"><text:s text:c="16"/>a++;</text:p>
      <text:p text:style-name="Standard"><text:s text:c="12"/>}while(a &lt;= 30);</text:p>
      <text:p text:style-name="Standard"><text:s text:c="12"/>a=a-30;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8$Win32 OpenOffice.org_project/418m3$Build-9803</meta:generator>
    <dc:date>2021-11-21T14:36:06.23</dc:date>
    <meta:document-statistic meta:table-count="0" meta:image-count="0" meta:object-count="0" meta:page-count="3" meta:paragraph-count="140" meta:word-count="241" meta:character-count="3498"/>
    <meta:user-defined meta:name="Info 1"/>
    <meta:user-defined meta:name="Info 2"/>
    <meta:user-defined meta:name="Info 3"/>
    <meta:user-defined meta:name="Info 4"/>
  </office:meta>
</office:document-meta>
</file>